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ationConfiguration.getActivation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Configuration.isEnableDecoyMid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Configuration.setMidletNameAttribute( String midlet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Configuration.getOtp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Configuration.setActivationBaseUrl( String activation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Configuration.setEnableDecoyMidlet( boolean enableDecoyMid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Configuration.getMidlet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Configuration.setOtpLength( int otp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